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system-ui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5a5a5a" style:font-name="apple-system" fo:font-size="12.1499996185303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5a5a5a" style:font-name="apple-system" fo:font-size="37.9000015258789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5a5a5a" style:font-name="apple-system" fo:font-size="12.1499996185303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5a5a5a" style:font-name="apple-system" fo:font-size="12.1499996185303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212529" style:font-name="apple-system" fo:font-size="12.1499996185303pt" fo:letter-spacing="normal" fo:font-style="normal" fo:font-weight="normal"/>
    </style:style>
    <style:style style:name="P6" style:family="paragraph" style:parent-style-name="Heading_20_2">
      <style:text-properties fo:font-variant="normal" fo:text-transform="none" fo:color="#5a5a5a" style:font-name="apple-system" fo:font-size="12.1499996185303pt" fo:letter-spacing="normal" fo:font-style="normal" fo:font-weight="normal"/>
    </style:style>
    <style:style style:name="P7" style:family="paragraph" style:parent-style-name="Heading_20_2" style:list-style-name="">
      <style:text-properties fo:font-variant="normal" fo:text-transform="none" fo:color="#5a5a5a" style:font-name="apple-system" fo:font-size="37.9000015258789pt" fo:letter-spacing="normal" fo:font-style="normal" fo:font-weight="normal"/>
    </style:style>
    <style:style style:name="T1" style:family="text">
      <style:text-properties fo:font-variant="normal" fo:text-transform="none" fo:color="#5a5a5a" style:font-name="apple-system" fo:font-size="12.1499996185303pt" fo:letter-spacing="normal" fo:font-style="normal" fo:font-weight="normal"/>
    </style:style>
    <style:style style:name="T2" style:family="text">
      <style:text-properties fo:font-size="12.1499996185303pt"/>
    </style:style>
    <style:style style:name="T3" style:family="text">
      <style:text-properties fo:color="#6c757d" fo:font-size="12.14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Peinture</text:h>
      <text:p text:style-name="P1">Artisan peintre depuis plus de 10 ans, j'intervient sur des travaux de rénovation ou sur du neuf, aussi bien à l'intérieur qu'à l'extérieur. N'hésitez pas à me contacter pour plus de renseignements.</text:p>
      <text:p text:style-name="P1"/>
      <text:h text:style-name="P6" text:outline-level="2">Enduit</text:h>
      <text:p text:style-name="P1">Envie de travaux de rénovation? Besoin de refaire la salle de bain ou le salon? Je suis également spécialisé dans les enduits décoratifs, plâtre à l'ancienne, crépi ribé, enduit à la chaux...</text:p>
      <text:p text:style-name="Text_20_body"><text:line-break/><text:span text:style-name="T1">Rénovation</text:span></text:p>
      <text:p text:style-name="P1">Les hivers sont rudes à la montagne, les structures en bois sont mises à rude épreuves. J'intervient également à l'extérieur de la maison pour entretenir vos ouvertures, vos volets, balcons....</text:p>
      <text:p text:style-name="P1"/>
      <text:h text:style-name="P2" text:outline-level="2"><text:span text:style-name="T2">Un projet de peinture?N'hésitez pas à me contacter</text:span><text:span text:style-name="T3">?</text:span></text:h>
      <text:p text:style-name="P1">Mon entreprise de peinture se situe sur la commune de Morzine, mais je me déplace également aux alentours. Je fais régulièrement des chantiers de rénovation aux Gets, à St jean d'Aulps, Montriond, Avoriaz, Thonon les bains...</text:p>
      <text:p text:style-name="P1"/>
      <text:h text:style-name="P7" text:outline-level="2"><text:span text:style-name="T2">Besoin de conseils? </text:span><text:span text:style-name="T3">Quels sont les tendances actuelles? </text:span></text:h>
      <text:p text:style-name="P1">Trouver le juste équilibre entre le neuf et l'ancien, l'art du compromis entre le bois traditionnel et les enduits d'aujourd'hui, quelles sont les couleurs et les enduits les plus adaptées à mon projet?</text:p>
      <text:p text:style-name="P1"/>
      <text:p text:style-name="P5">Une rénovation extérieurs?</text:p>
      <text:p text:style-name="P5">Balcons, volets, portes...</text:p>
      <text:p text:style-name="P5">La neige et le froid sont bien présents dans nos valets l'hiver, le bois souffre! Si vous avez besoin de faire rénover l'extérieur du chalet, j'intervient également sur les bois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pple-system" svg:font-family="apple-system, system-ui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no </meta:initial-creator>
    <meta:creation-date>2020-06-26T15:43:47</meta:creation-date>
    <dc:date>2020-06-29T19:37:53</dc:date>
    <dc:creator>mano </dc:creator>
    <meta:editing-duration>PT00H15M29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1" meta:paragraph-count="13" meta:word-count="218" meta:character-count="1376"/>
  </office:meta>
</office:document-meta>
</file>